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35cm"/>
    </style:style>
    <style:style style:name="co2" style:family="table-column">
      <style:table-column-properties fo:break-before="auto" style:column-width="13.778cm"/>
    </style:style>
    <style:style style:name="co3" style:family="table-column">
      <style:table-column-properties fo:break-before="auto" style:column-width="10.694cm"/>
    </style:style>
    <style:style style:name="co4" style:family="table-column">
      <style:table-column-properties fo:break-before="auto" style:column-width="10.432cm"/>
    </style:style>
    <style:style style:name="co5" style:family="table-column">
      <style:table-column-properties fo:break-before="auto" style:column-width="9.874cm"/>
    </style:style>
    <style:style style:name="co6" style:family="table-column">
      <style:table-column-properties fo:break-before="auto" style:column-width="19.124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609cm" fo:break-before="auto" style:use-optimal-row-height="false"/>
    </style:style>
    <style:style style:name="ro3" style:family="table-row">
      <style:table-row-properties style:row-height="4.002cm" fo:break-before="auto" style:use-optimal-row-height="false"/>
    </style:style>
    <style:style style:name="ro4" style:family="table-row">
      <style:table-row-properties style:row-height="3.071cm" fo:break-before="auto" style:use-optimal-row-height="false"/>
    </style:style>
    <style:style style:name="ro5" style:family="table-row">
      <style:table-row-properties style:row-height="2.873cm" fo:break-before="auto" style:use-optimal-row-height="false"/>
    </style:style>
    <style:style style:name="ro6" style:family="table-row">
      <style:table-row-properties style:row-height="2.542cm" fo:break-before="auto" style:use-optimal-row-height="false"/>
    </style:style>
    <style:style style:name="ro7" style:family="table-row">
      <style:table-row-properties style:row-height="3.6cm" fo:break-before="auto" style:use-optimal-row-height="false"/>
    </style:style>
    <style:style style:name="ro8" style:family="table-row">
      <style:table-row-properties style:row-height="3.104cm" fo:break-before="auto" style:use-optimal-row-height="false"/>
    </style:style>
    <style:style style:name="ro9" style:family="table-row">
      <style:table-row-properties style:row-height="1.981cm" fo:break-before="auto" style:use-optimal-row-height="false"/>
    </style:style>
    <style:style style:name="ro10" style:family="table-row">
      <style:table-row-properties style:row-height="3.237cm" fo:break-before="auto" style:use-optimal-row-height="false"/>
    </style:style>
    <style:style style:name="ro11" style:family="table-row">
      <style:table-row-properties style:row-height="1.882cm" fo:break-before="auto" style:use-optimal-row-height="false"/>
    </style:style>
    <style:style style:name="ro12" style:family="table-row">
      <style:table-row-properties style:row-height="3.138cm" fo:break-before="auto" style:use-optimal-row-height="false"/>
    </style:style>
    <style:style style:name="ro13" style:family="table-row">
      <style:table-row-properties style:row-height="2.905cm" fo:break-before="auto" style:use-optimal-row-height="false"/>
    </style:style>
    <style:style style:name="ro14" style:family="table-row">
      <style:table-row-properties style:row-height="4.359cm" fo:break-before="auto" style:use-optimal-row-height="false"/>
    </style:style>
    <style:style style:name="ro15" style:family="table-row">
      <style:table-row-properties style:row-height="3.336cm" fo:break-before="auto" style:use-optimal-row-height="false"/>
    </style:style>
    <style:style style:name="ro16" style:family="table-row">
      <style:table-row-properties style:row-height="1.485cm" fo:break-before="auto" style:use-optimal-row-height="false"/>
    </style:style>
    <style:style style:name="ro17" style:family="table-row">
      <style:table-row-properties style:row-height="1.815cm" fo:break-before="auto" style:use-optimal-row-height="false"/>
    </style:style>
    <style:style style:name="ro18" style:family="table-row">
      <style:table-row-properties style:row-height="0.529cm" fo:break-before="auto" style:use-optimal-row-height="false"/>
    </style:style>
    <style:style style:name="ro19" style:family="table-row">
      <style:table-row-properties style:row-height="0.427cm" fo:break-before="auto" style:use-optimal-row-height="false"/>
    </style:style>
    <style:style style:name="ta1" style:family="table" style:master-page-name="PageStyle_5f_Feuil1">
      <style:table-properties table:display="true" style:writing-mode="lr-tb"/>
    </style:style>
    <number:boolean-style style:name="N99">
      <number:boolean/>
    </number:boolean-style>
    <number:boolean-style style:name="N8099" number:language="fr" number:country="FR">
      <number:boolean/>
    </number:boolean-style>
    <style:style style:name="ce1" style:family="table-cell" style:parent-style-name="Excel_20_Built-in_20_Normal">
      <style:table-cell-properties fo:background-color="#cc6699"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10" style:family="table-cell" style:parent-style-name="Excel_20_Built-in_20_Normal" style:data-style-name="N8099">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11" style:family="table-cell" style:parent-style-name="Excel_20_Built-in_20_Normal" style:data-style-name="N8099">
      <style:table-cell-properties style:text-align-source="fix" style:repeat-content="false" fo:wrap-option="wrap" style:vertical-align="middle"/>
      <style:paragraph-properties fo:text-align="center" fo:margin-left="0cm"/>
      <style:text-properties style:font-name="Arial1" fo:font-size="12pt" style:font-name-asian="Arial Unicode MS" style:font-size-asian="12pt" style:font-name-complex="Arial1" style:font-size-complex="12pt" fo:hyphenate="true"/>
    </style:style>
    <style:style style:name="ce12" style:family="table-cell" style:parent-style-name="Default" style:data-style-name="N99">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13" style:family="table-cell" style:parent-style-name="Excel_20_Built-in_20_Normal">
      <style:table-cell-properties style:text-align-source="value-type" style:repeat-content="false" fo:wrap-option="wrap" style:vertical-align="middle"/>
      <style:paragraph-properties fo:margin-left="0cm"/>
      <style:text-properties fo:font-size="12pt" style:font-size-asian="12pt" style:font-size-complex="12pt" fo:hyphenate="true"/>
    </style:style>
    <style:style style:name="ce2" style:family="table-cell" style:parent-style-name="Excel_20_Built-in_20_Normal">
      <style:table-cell-properties fo:background-color="#ffff00"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3" style:family="table-cell" style:parent-style-name="Excel_20_Built-in_20_Normal">
      <style:table-cell-properties style:text-align-source="fix" style:repeat-content="false" fo:wrap-option="wrap" style:vertical-align="middle"/>
      <style:paragraph-properties fo:text-align="center" fo:margin-left="0cm"/>
      <style:text-properties fo:font-size="12pt" style:font-size-asian="12pt" style:font-size-complex="12pt" fo:hyphenate="true"/>
    </style:style>
    <style:style style:name="ce4"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 fo:font-size="12pt" style:font-name-asian="Arial Unicode MS" style:font-size-asian="12pt" style:font-name-complex="Arial" style:font-size-complex="12pt" fo:hyphenate="true"/>
    </style:style>
    <style:style style:name="ce5" style:family="table-cell" style:parent-style-name="Excel_20_Built-in_20_Normal">
      <style:table-cell-properties style:text-align-source="fix" style:repeat-content="false" fo:wrap-option="wrap" style:vertical-align="middle"/>
      <style:paragraph-properties fo:text-align="center"/>
      <style:text-properties fo:font-size="12pt" fo:language="fr" fo:country="FR" style:text-underline-mode="continuous" style:text-overline-mode="continuous" style:text-line-through-mode="continuous" style:font-name-asian="Arial Unicode MS" style:font-size-asian="12pt" style:language-asian="zh" style:country-asian="CN" style:font-size-complex="12pt" style:language-complex="hi" style:country-complex="IN" style:text-emphasize="none" style:font-relief="none" style:text-overline-style="none" style:text-overline-color="font-color" fo:hyphenate="true"/>
    </style:style>
    <style:style style:name="ce6"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 fo:font-size="12pt" fo:language="en" fo:country="US" style:font-name-asian="Arial" style:font-size-asian="12pt" style:language-asian="en" style:country-asian="US" style:font-name-complex="Arial" style:font-size-complex="12pt" style:language-complex="en" style:country-complex="US" fo:hyphenate="true"/>
    </style:style>
    <style:style style:name="ce7" style:family="table-cell" style:parent-style-name="Excel_20_Built-in_20_Normal">
      <style:table-cell-properties style:text-align-source="fix" style:repeat-content="false" fo:wrap-option="wrap" style:vertical-align="middle"/>
      <style:paragraph-properties fo:text-align="center" fo:margin-left="0cm"/>
      <style:text-properties style:font-name="Arial1" fo:font-size="12pt" style:font-name-asian="Arial Unicode MS" style:font-size-asian="12pt" style:font-name-complex="Arial1" style:font-size-complex="12pt" fo:hyphenate="true"/>
    </style:style>
    <style:style style:name="ce8" style:family="table-cell" style:parent-style-name="Excel_20_Built-in_20_Normal">
      <style:table-cell-properties style:text-align-source="fix" style:repeat-content="false" fo:wrap-option="wrap" style:vertical-align="middle"/>
      <style:paragraph-properties fo:text-align="center" fo:margin-left="0cm"/>
      <style:text-properties fo:font-size="12pt" fo:language="fr" fo:country="FR" style:text-underline-mode="continuous" style:text-overline-mode="continuous" style:text-line-through-mode="continuous" style:font-name-asian="Arial Unicode MS" style:font-size-asian="12pt" style:language-asian="zh" style:country-asian="CN" style:font-size-complex="12pt" style:language-complex="hi" style:country-complex="IN" style:text-emphasize="none" style:font-relief="none" style:text-overline-style="none" style:text-overline-color="font-color" fo:hyphenate="true"/>
    </style:style>
    <style:style style:name="ce9" style:family="table-cell" style:parent-style-name="Excel_20_Built-in_20_Normal">
      <style:table-cell-properties style:text-align-source="fix" style:repeat-content="false" fo:wrap-option="wrap" style:vertical-align="middle"/>
      <style:paragraph-properties fo:text-align="center"/>
      <style:text-properties fo:font-size="12pt" fo:language="fr" fo:country="FR" style:text-underline-mode="continuous" style:text-overline-mode="continuous" style:text-line-through-mode="continuous" style:font-name-asian="Arial Unicode MS" style:font-size-asian="12pt" style:language-asian="zh" style:country-asian="CN" style:font-size-complex="12pt" style:language-complex="hi" style:country-complex="IN" style:text-emphasize="none" style:font-relief="none" style:text-overline-style="none" style:text-overline-color="font-color"/>
    </style:style>
    <style:style style:name="T2" style:family="text">
      <style:text-properties style:font-name="Arial1" style:font-name-asian="Arial Unicode MS" style:font-name-complex="Arial1"/>
    </style:style>
    <style:style style:name="T3" style:family="text"/>
    <style:style style:name="T1" style:family="text">
      <style:text-properties style:font-name="Arial" fo:font-size="12pt" style:font-name-asian="Arial Unicode MS" style:font-size-asian="12pt" style:font-name-complex="Arial" style:font-size-complex="12pt"/>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20" table:default-cell-style-name="ce3"/>
        <table:table-column table:style-name="co8" table:number-columns-repeated="998" table:default-cell-style-name="ce3"/>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number-columns-repeated="1018"/>
        </table:table-row>
        <table:table-row table:style-name="ro2">
          <table:table-cell table:style-name="ce2" office:value-type="string">
            <text:p>Seo et accessibilité</text:p>
          </table:table-cell>
          <table:table-cell office:value-type="string">
            <text:p>La balise title est mal renseignée. </text:p>
            <text:p>Un simple point est compris dans la balise. </text:p>
          </table:table-cell>
          <table:table-cell office:value-type="string">
            <text:p>Cette balise est la plus importante de toutes pour les moteurs de recherche mais également pour le lecteur d'écran car elle permet de connaître immédiatement le contenu de la page. </text:p>
          </table:table-cell>
          <table:table-cell office:value-type="string">
            <text:p>Le titre ne doit pas dépasser 500 pixels soit plus ou moins 62 caractères, et doit correspondre au contenu de la page du site pour éviter à celle-ci d'être considérée comme du spam ou du contenu malveillant.</text:p>
          </table:table-cell>
          <table:table-cell table:style-name="ce10" office:value-type="boolean" office:boolean-value="true">
            <text:p>VRAI</text:p>
          </table:table-cell>
          <table:table-cell office:value-type="string">
            <text:p><text:a xlink:href="https://www.balisemeta.com/#title">https://www.balisemeta.com/#title</text:a></text:p>
          </table:table-cell>
          <table:table-cell table:number-columns-repeated="1018"/>
        </table:table-row>
        <table:table-row table:style-name="ro3">
          <table:table-cell table:style-name="ce2" office:value-type="string">
            <text:p>Seo <text:s/></text:p>
          </table:table-cell>
          <table:table-cell office:value-type="string">
            <text:p>La balise meta description n'est pas optimisée. </text:p>
          </table:table-cell>
          <table:table-cell office:value-type="string">
            <text:p>L'attribut content est vide. </text:p>
            <text:p>Aucune description. La balise description est utilisée par les moteurs de recherche pour donner une description à une page d'un site. La balise meta description vient généralement juste après la balise title et doit contenir une ou plusieurs phrases suffisamment</text:p>
            <text:p><text:span text:style-name="T2">explicites et structurées pour décrire la page du site.</text:span></text:p>
          </table:table-cell>
          <table:table-cell table:style-name="ce6" office:value-type="string">
            <text:p><text:span text:style-name="T3">On peut définir la balise meta description comme un bref </text:span><text:span text:style-name="T3">résumé du contenu d’une page HTML.En un minimim de </text:span><text:span text:style-name="T3">160 caractères environ, il faut décrire le contenu de la </text:span><text:span text:style-name="T3">page et inciter l’internaute à cliquer pour découvrir la </text:span><text:span text:style-name="T3">suite.</text:span></text:p>
          </table:table-cell>
          <table:table-cell table:style-name="ce10" office:value-type="boolean" office:boolean-value="true">
            <text:p>VRAI</text:p>
          </table:table-cell>
          <table:table-cell office:value-type="string">
            <text:p><text:a xlink:href="https://www.balisemeta.com/#description">https://www.balisemeta.com/#description</text:a></text:p>
          </table:table-cell>
          <table:table-cell table:number-columns-repeated="1018"/>
        </table:table-row>
        <table:table-row table:style-name="ro4">
          <table:table-cell office:value-type="string">
            <text:p>Accessibilité</text:p>
          </table:table-cell>
          <table:table-cell office:value-type="string">
            <text:p>Une erreur dans la balise html l'attribut lang est mal renseigné. </text:p>
          </table:table-cell>
          <table:table-cell office:value-type="string">
            <text:p>L'attribut lang contient la valeur « default » qui n'existe pas. L'attribut lang doit contenir une langue pour aider Google a référencer la page correctement et pour le lecteur d'écran des personnes malvoyantes qui pourra lire correctement le texte.</text:p>
          </table:table-cell>
          <table:table-cell table:style-name="ce7" office:value-type="string">
            <text:p>Toujours utiliser un attribut de langue sur l’élément html. Il sera hérité par tous les autres éléments, et ainsi il fixera la langue par défaut de tout le texte contenu dans l’élément head du document. l’attribut lang fixe la langue du document ou d’un segment de texte.</text:p>
          </table:table-cell>
          <table:table-cell table:style-name="ce11" office:value-type="boolean" office:boolean-value="true">
            <text:p>VRAI</text:p>
          </table:table-cell>
          <table:table-cell office:value-type="string">
            <text:p><text:a xlink:href="https://www.w3.org/International/questions/qa-html-language-declarations.fr">https://www.w3.org/International/questions/qa-html-language-declarations.fr</text:a></text:p>
          </table:table-cell>
          <table:table-cell table:number-columns-repeated="1018"/>
        </table:table-row>
        <table:table-row table:style-name="ro5">
          <table:table-cell table:style-name="ce2" office:value-type="string">
            <text:p>Seo</text:p>
          </table:table-cell>
          <table:table-cell table:style-name="ce4" office:value-type="string">
            <text:p><text:span text:style-name="T1">la balise canonical est absente </text:span></text:p>
            <text:p/>
          </table:table-cell>
          <table:table-cell office:value-type="string">
            <text:p>Elle favorise l'optimisation d'un site en aidant les moteurs de recherche à sélectionner quelles pages indexer et évite les pénalités SEO (référencement naturel) qui déclassent un site en cas de contenu dupliqué. Elle favorise également la popularité d'un contenu. </text:p>
          </table:table-cell>
          <table:table-cell table:style-name="ce8" office:value-type="string">
            <text:p>Il faut penser à mettre cette balise sur toutes vos pages. Ainsi si quelqu'un venait à copier le contenu, <text:s/>notamment via le parsage de votre flux RSS, cele n'est pas votre page que se situe la version originale.</text:p>
          </table:table-cell>
          <table:table-cell table:style-name="ce10" office:value-type="boolean" office:boolean-value="false">
            <text:p>FAUX</text:p>
          </table:table-cell>
          <table:table-cell office:value-type="string">
            <text:p>Https://www.balisemeta.com/#description</text:p>
          </table:table-cell>
          <table:table-cell table:number-columns-repeated="1018"/>
        </table:table-row>
        <table:table-row table:style-name="ro6">
          <table:table-cell table:style-name="ce2" office:value-type="string">
            <text:p>Seo </text:p>
          </table:table-cell>
          <table:table-cell office:value-type="string">
            <text:p>La taille des images est inadaptée. </text:p>
          </table:table-cell>
          <table:table-cell office:value-type="string">
            <text:p>Les images sont parfois inutilement trop grandes. Le navigateur va devoir télécharger chaque fichier du site pour le restituer cela ce qui conduit à un ralentissement du chargement de la page. </text:p>
          </table:table-cell>
          <table:table-cell office:value-type="string">
            <text:p>Il est intéressant de redimensionner les images à l'échelle et économiser le nombre de pixels et de données non pertinentes. </text:p>
          </table:table-cell>
          <table:table-cell table:style-name="ce10" office:value-type="boolean" office:boolean-value="false">
            <text:p>FAUX</text:p>
          </table:table-cell>
          <table:table-cell office:value-type="string">
            <text:p>https://www.oscar-referencement.com/astuces-optimiser-images-referencement-naturel/#:~:text=%C3%80%20titre%20de%20suggestion%2C%20vous,images%20%C3%A0%20environ%2050%20kb.</text:p>
          </table:table-cell>
          <table:table-cell table:number-columns-repeated="1018"/>
        </table:table-row>
        <table:table-row table:style-name="ro7">
          <table:table-cell table:style-name="ce2" office:value-type="string">
            <text:p>Seo </text:p>
          </table:table-cell>
          <table:table-cell office:value-type="string">
            <text:p>Le format des images n'est pas optimisé</text:p>
          </table:table-cell>
          <table:table-cell office:value-type="string">
            <text:p>Les images ont des formats différents et souvent des formats non adaptés pour les sites web comme </text:p>
          </table:table-cell>
          <table:table-cell office:value-type="string">
            <text:p>Il existe de nombreux autres formats pour une image. Cependant, tous ne sont pas supportés par les navigateurs web, un mauvais affichage peut se produire voire pas d'affichage du tout. Il faut vérifier que l'image est compatible avant de publier un contenu sur une page web en utilisant les formats adaptés tels que JPEG PNG GIF. </text:p>
          </table:table-cell>
          <table:table-cell table:style-name="ce10" office:value-type="boolean" office:boolean-value="true">
            <text:p>VRAI</text:p>
          </table:table-cell>
          <table:table-cell office:value-type="string">
            <text:p>https://www.semjuice.com/blog/optimiser-images-site-meilleure-performance-seo-m68</text:p>
          </table:table-cell>
          <table:table-cell table:number-columns-repeated="1018"/>
        </table:table-row>
        <table:table-row table:style-name="ro8">
          <table:table-cell table:style-name="ce2" office:value-type="string">
            <text:p>Seo </text:p>
          </table:table-cell>
          <table:table-cell office:value-type="string">
            <text:p>Les images sont mal nommées. </text:p>
          </table:table-cell>
          <table:table-cell office:value-type="string">
            <text:p>Les images ont parfois le même nom, s'agissant de noms complètement aléatoires ne donnant aucune indication particulière. </text:p>
          </table:table-cell>
          <table:table-cell office:value-type="string">
            <text:p>Le nom donné au fichier joue un rôle important. Il ne doit en aucun cas être négligé ou oublié. De plus, le nom de votre image a un impact sur votre référencement naturel. Il est donc important d'y intégrer un mot-clé en cohérence avec le sujet traité dans les contenus.</text:p>
          </table:table-cell>
          <table:table-cell table:style-name="ce12" office:value-type="boolean" office:boolean-value="false">
            <text:p>FAUX</text:p>
          </table:table-cell>
          <table:table-cell office:value-type="string">
            <text:p>Https://www.semjuice.com/blog/optimiser-images-site-meilleure-performance-seo-m68</text:p>
          </table:table-cell>
          <table:table-cell table:number-columns-repeated="1018"/>
        </table:table-row>
        <table:table-row table:style-name="ro9">
          <table:table-cell table:style-name="ce2" office:value-type="string">
            <text:p>Seo </text:p>
          </table:table-cell>
          <table:table-cell office:value-type="string">
            <text:p>Une mauvaise hiérarchisation des balises Hn (ou heading)</text:p>
          </table:table-cell>
          <table:table-cell office:value-type="string">
            <text:p>Les balises hn nécessaires à la structure de la page web et au référencement naturel du site ne suivent aucun ordre logique. </text:p>
          </table:table-cell>
          <table:table-cell table:style-name="ce9" office:value-type="string">
            <text:p>Les balises doivent être utilisées en respectant une logique. H1 H2 H3 H4 H5 H6</text:p>
          </table:table-cell>
          <table:table-cell table:style-name="ce10" office:value-type="boolean" office:boolean-value="true">
            <text:p>VRAI</text:p>
          </table:table-cell>
          <table:table-cell office:value-type="string">
            <text:p>Https://www.codeur.com/blog/seo-utiliser-balises-hn/</text:p>
          </table:table-cell>
          <table:table-cell table:number-columns-repeated="1018"/>
        </table:table-row>
        <table:table-row table:style-name="ro10">
          <table:table-cell table:style-name="ce2" office:value-type="string">
            <text:p>Seo </text:p>
          </table:table-cell>
          <table:table-cell office:value-type="string">
            <text:p>Présence de textes cachés. </text:p>
          </table:table-cell>
          <table:table-cell office:value-type="string">
            <text:p>Il s'agit de techniques visant à "tromper" les moteurs de recherche pour arriver plus vite en première place. Une méthode qui consiste à tromper les algorithmes afin d'optimiser le référencement appelée BLACK HAT. Le Black Hat peut entrainer de lourdes conséquences tels que : site rétrogradé ou black-listé. </text:p>
          </table:table-cell>
          <table:table-cell office:value-type="string">
            <text:p>Supprimer ces textes et favoriser les bonnes techniques de référencement aussi appelées White Hat. oogle pénalise très sévèrement les amateurs du Black Hat.</text:p>
          </table:table-cell>
          <table:table-cell table:style-name="ce11" office:value-type="boolean" office:boolean-value="true">
            <text:p>VRAI</text:p>
          </table:table-cell>
          <table:table-cell office:value-type="string">
            <text:p>Https://openclassrooms.com/fr/courses/5561431-augmentez-votre-trafic-grace-au-</text:p>
            <text:p>Referencement-naturel-seo/5561438-analysez-le-fonctionnement-de-google</text:p>
          </table:table-cell>
          <table:table-cell table:number-columns-repeated="1018"/>
        </table:table-row>
        <table:table-row table:style-name="ro11">
          <table:table-cell table:style-name="ce2" office:value-type="string">
            <text:p>Seo </text:p>
          </table:table-cell>
          <table:table-cell office:value-type="string">
            <text:p>Les attributs alt des images sont soit mal renseignés soit absents.</text:p>
          </table:table-cell>
          <table:table-cell office:value-type="string">
            <text:p>Les balises alt sont parfois absentes ou alors comportent des informations non pertinentes parfois imcompatibles avec le contenu. </text:p>
          </table:table-cell>
          <table:table-cell office:value-type="string">
            <text:p>Renseigner correctement les balises alt pour permettre une bonne accessibilité aux lecteurs d'écran comme les malvoyants. <text:s/></text:p>
          </table:table-cell>
          <table:table-cell table:style-name="ce10" office:value-type="boolean" office:boolean-value="false">
            <text:p>FAUX</text:p>
          </table:table-cell>
          <table:table-cell office:value-type="string">
            <text:p>Https://openclassrooms.com/fr/courses/5922626-optimisez-le-referencement-de-votre-</text:p>
            <text:p>Site-seo-en-ameliorant-ses-performances-techniques/6055231-allegez-les-pages-de-</text:p>
            <text:p>Votre-site</text:p>
          </table:table-cell>
          <table:table-cell table:number-columns-repeated="1018"/>
        </table:table-row>
        <table:table-row table:style-name="ro12">
          <table:table-cell table:style-name="ce2" office:value-type="string">
            <text:p>Seo</text:p>
          </table:table-cell>
          <table:table-cell office:value-type="string">
            <text:p>Dans la balise meta "keyword" le même mot-clés est répété plusieurs dans l'index et l'attribut content n'est pas renseigné en page 2. </text:p>
          </table:table-cell>
          <table:table-cell office:value-type="string">
            <text:p/>
            <text:p>Il est intéressant de même quelques mots-clés seulement simple pertinent et en rapport avec le contenu du site. </text:p>
          </table:table-cell>
          <table:table-cell office:value-type="string">
            <text:p>Cette balise META permettait d’indiquer un certain nombre de mots-clé à associer à la page mais certains moteurs de recherche ont arrêtés de la prendre en compte. Il faudrait si elle est utilisée : Ne pas éxagérer le nombre de mots-clés utiliser et éviter les mots-clés sans rapport avec la page. </text:p>
          </table:table-cell>
          <table:table-cell table:style-name="ce10" office:value-type="boolean" office:boolean-value="false">
            <text:p>FAUX</text:p>
          </table:table-cell>
          <table:table-cell office:value-type="string">
            <text:p>Https://www.alsacreations.com/article/lire/628-balises-meta.html</text:p>
          </table:table-cell>
          <table:table-cell table:number-columns-repeated="1018"/>
        </table:table-row>
        <table:table-row table:style-name="ro13">
          <table:table-cell table:style-name="ce2" office:value-type="string">
            <text:p>Seo </text:p>
          </table:table-cell>
          <table:table-cell office:value-type="string">
            <text:p><text:s/>Les <text:s/>fichiers css et javascript ne sont pas</text:p>
            <text:p><text:s/>Minifiés sur l'index et absent pour la page 2. </text:p>
          </table:table-cell>
          <table:table-cell office:value-type="string">
            <text:p><text:s/>Le navigateur a besoin de fichiers fonctionnels et pour gagner en chargement de page il est préférable d'avoir des fichiers fonctionnels donc minifiés. <text:s/>Compresser les fichier JS et CSS réduit considérablement le temps de chargement du site. </text:p>
          </table:table-cell>
          <table:table-cell office:value-type="string">
            <text:p>Minimiser un fichier signifie retirer les caractères inutiles et permettre une page plus légère en diminuant drastiquement sa taille et donc son poids. </text:p>
          </table:table-cell>
          <table:table-cell table:style-name="ce10" office:value-type="boolean" office:boolean-value="true">
            <text:p>VRAI</text:p>
          </table:table-cell>
          <table:table-cell office:value-type="string">
            <text:p>Https://openclassrooms.com/fr/courses/5922626-optimisez-le-referencement-de-votre-</text:p>
            <text:p>Site-seo-en-ameliorant-ses-performances-techniques/6055231-allegez-les-pages-de-</text:p>
            <text:p>Votre-site</text:p>
          </table:table-cell>
          <table:table-cell table:number-columns-repeated="1018"/>
        </table:table-row>
        <table:table-row table:style-name="ro14">
          <table:table-cell office:value-type="string">
            <text:p>Accessibilité</text:p>
          </table:table-cell>
          <table:table-cell office:value-type="string">
            <text:p>Le contraste des couleurs n'est pas optimisé et la taille de nombreux textes est inadaptée. </text:p>
          </table:table-cell>
          <table:table-cell table:style-name="ce5" office:value-type="string">
            <text:p>Le rapport de contraste est supérieur à 4.5 : 1 entre le texte, les images et le fond. L'exigence est la même que pour les images. Actuellement le site n'est pas adapté pour une personne âgée ayant des problèmes de vue ou une personne malvoyante tout simplement. De plus, La taille de certains mots ou de certaines phrases est parfois trop petite ce qui peut poser problème pour le lecteur d'écran. </text:p>
          </table:table-cell>
          <table:table-cell office:value-type="string">
            <text:p>Il est nécessaire de vérifier la combinaison des couleurs et s'assurant de rendre la police la plus lisible possible. Pour cela, il est recommandé d’utiliser des tailles allant de 14 à 20 px en version desktop, de 13 à 19px pour les tablettes et de 12 à 16px pour les versions mobiles. Enfin, il existe des outils pour vérifier le contraste tel que Adobe color hexnaw ou encore Tanaguru Contrast finder. </text:p>
          </table:table-cell>
          <table:table-cell table:style-name="ce10" office:value-type="boolean" office:boolean-value="true">
            <text:p>VRAI</text:p>
          </table:table-cell>
          <table:table-cell office:value-type="string">
            <text:p><text:a xlink:href="https://wave.webaim.org/report#/https://bernadettebolenge21.github.io/Projet4OC/ORIGINAL/">https://wave.webaim.org/report#/https://bernadettebolenge21.github.io/Projet4OC/ORIGINAL/</text:a> Et <text:a xlink:href="https://www.codeur.com/blog/comment-choisir-contraste-couleurs/">https://www.codeur.com/blog/comment-choisir-contraste-couleurs/</text:a> <text:s/><text:a xlink:href="https://wave.webaim.org/report#/https://bernadettebolenge21.github.io/Projet4OC/ORIGINAL/">https://wave.webaim.org/report#/https://bernadettebolenge21.github.io/Projet4OC/ORIGINAL/</text:a> Et <text:a xlink:href="https://www.concept-image.fr/blog/ameliorer-laccessibilite-de-votre-site-grace-aux-typographies/">https://www.concept-image.fr/blog/ameliorer-laccessibilite-de-votre-site-grace-aux-typographies/</text:a></text:p>
          </table:table-cell>
          <table:table-cell table:number-columns-repeated="1018"/>
        </table:table-row>
        <table:table-row table:style-name="ro15">
          <table:table-cell table:style-name="ce2" office:value-type="string">
            <text:p>Seo </text:p>
          </table:table-cell>
          <table:table-cell office:value-type="string">
            <text:p>Plusieurs liens dans le Footer n'ont absolument aucun rapport avec le contenu du site. Il y a beaucoup trop de liens et tous sont cassés. </text:p>
          </table:table-cell>
          <table:table-cell office:value-type="string">
            <text:p>Un lien cassé, un lien brisé ou mort est un lien qui conduit vers une page d'erreur. Ce comportement peut anéantir l'intérêt du visiteur considérant le site comme peu pertinent voir de mauvaise qualité. De plus trop de liens dans le Footer est une mauvaise pratique et Google la pénalise car considéré comme du spamming. </text:p>
          </table:table-cell>
          <table:table-cell office:value-type="string">
            <text:p>Il est nécessaire d'avoir dans le footer des liens pertinents et utiles. Il vaudrait mieux privilégier les liens des réseaux sociaux ou les liens des sites créés par l'Agence.</text:p>
          </table:table-cell>
          <table:table-cell table:style-name="ce10" office:value-type="boolean" office:boolean-value="true">
            <text:p>VRAI</text:p>
          </table:table-cell>
          <table:table-cell table:style-name="ce13" office:value-type="string">
            <text:p><text:a xlink:href="https://www.journaldunet.com/solutions/seo-referencement/1124916-20-techniques-de-black-hat-seo/1124934-liens-en-footer">https://www.journaldunet.com/solutions/seo-referencement/1124916-20-techniques-de-black-hat-seo/1124934-liens-en-footer</text:a> Et <text:a xlink:href="https://www.wearethewords.com/quel-est-limpact-des-liens-brises-sur-le-seo/">https://www.wearethewords.com/quel-est-limpact-des-liens-brises-sur-le-seo/</text:a></text:p>
          </table:table-cell>
          <table:table-cell table:number-columns-repeated="1018"/>
        </table:table-row>
        <table:table-row table:style-name="ro5">
          <table:table-cell table:style-name="ce2" office:value-type="string">
            <text:p>Seo</text:p>
          </table:table-cell>
          <table:table-cell office:value-type="string">
            <text:p>Les balises sémantiques sont absentes. </text:p>
          </table:table-cell>
          <table:table-cell office:value-type="string">
            <text:p>Le balises sémantiques structurent la page web et permettent au moteur de recherche d'indexer les pages Internet.</text:p>
          </table:table-cell>
          <table:table-cell table:style-name="ce8" office:value-type="string">
            <text:p>Elles sont utiles dans l'optimisation des contenus web et du SEO, ces balises HTML indiquent au navigateur web comment procéder pour afficher le contenu d'une page Internet.</text:p>
          </table:table-cell>
          <table:table-cell table:style-name="ce10" office:value-type="boolean" office:boolean-value="false">
            <text:p>FAUX</text:p>
          </table:table-cell>
          <table:table-cell office:value-type="string">
            <text:p>https://fiches-pratiques.chefdentreprise.com/Thematique/marketing-1052/FichePratique/Quel-est-l-interet-des-balises-semantiques--351215.htm</text:p>
          </table:table-cell>
          <table:table-cell table:number-columns-repeated="1018"/>
        </table:table-row>
        <table:table-row table:style-name="ro16">
          <table:table-cell office:value-type="string">
            <text:p>Accessibilité </text:p>
          </table:table-cell>
          <table:table-cell office:value-type="string">
            <text:p>Les liens des réseaux sociaux conduisent à la page d'accueil. </text:p>
          </table:table-cell>
          <table:table-cell office:value-type="string">
            <text:p>Les attributs href sont censés contenir les liens des différents réseaux sociaux rattachés au site.</text:p>
          </table:table-cell>
          <table:table-cell office:value-type="string">
            <text:p>Corriger les attributs et mettre les liens des réseaux sociaux. </text:p>
          </table:table-cell>
          <table:table-cell table:style-name="ce10" office:value-type="boolean" office:boolean-value="false">
            <text:p>FAUX</text:p>
          </table:table-cell>
          <table:table-cell office:value-type="string">
            <text:p>wave </text:p>
          </table:table-cell>
          <table:table-cell table:number-columns-repeated="1018"/>
        </table:table-row>
        <table:table-row table:style-name="ro17">
          <table:table-cell office:value-type="string">
            <text:p>Seo <text:s/></text:p>
          </table:table-cell>
          <table:table-cell table:number-columns-repeated="2"/>
          <table:table-cell office:value-type="string">
            <text:p><text:s/></text:p>
          </table:table-cell>
          <table:table-cell table:style-name="ce10"/>
          <table:table-cell table:number-columns-repeated="1019"/>
        </table:table-row>
        <table:table-row table:style-name="ro1" table:number-rows-repeated="982">
          <table:table-cell table:number-columns-repeated="1024"/>
        </table:table-row>
        <table:table-row table:style-name="ro18" table:number-rows-repeated="1047573">
          <table:table-cell table:number-columns-repeated="1024"/>
        </table:table-row>
        <table:table-row table:style-name="ro19" table:number-rows-repeated="2">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27%"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25">25/03/2022</text:date>, <text:time>13:27:4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3-24T20:04:01</dc:date>
    <dc:creator>Dedhy MOUANA</dc:creator>
    <meta:generator>OpenOffice/4.1.11$Unix OpenOffice.org_project/4111m1$Build-9808</meta:generator>
    <meta:editing-duration>P5DT2H6M</meta:editing-duration>
    <meta:editing-cycles>8</meta:editing-cycles>
    <meta:document-statistic meta:table-count="1" meta:cell-count="104" meta:object-count="0"/>
    <meta:user-defined meta:name=""/>
  </office:meta>
</office:document-meta>
</file>